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2126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563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RSEA_20_Consolidated_20_Financial_20_Position">
      <style:table-properties table:display="true" style:writing-mode="lr-tb"/>
    </style:style>
    <style:style style:name="ta2" style:family="table" style:master-page-name="PageStyle_5f_Net_20_Asset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" style:family="table-cell" style:parent-style-name="Default" style:data-style-name="N103">
      <style:table-cell-properties fo:background-color="#d9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" style:family="table-cell" style:parent-style-name="Default" style:data-style-name="N103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0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6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" style:family="table-cell" style:parent-style-name="Default" style:data-style-name="N10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 style:data-style-name="N13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7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EA Consolidated Financial Position" table:style-name="ta1" table:print-ranges="'RSEA Consolidated Financial Position'.A1:'RSEA Consolidated Financial Position'.N48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office:value-type="string" calcext:value-type="string">
            <text:p>Year ending, June 30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19" office:value-type="float" office:value="2022" calcext:value-type="float">
            <text:p>2022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1">
          <table:table-cell table:style-name="ce2" office:value-type="string" calcext:value-type="string">
            <text:p>Assets</text:p>
          </table:table-cell>
          <table:table-cell table:style-name="ce7" table:number-columns-repeated="5"/>
          <table:table-cell table:style-name="ce2" table:number-columns-repeated="3"/>
          <table:table-cell table:style-name="ce15" table:number-columns-repeated="4"/>
          <table:table-cell table:style-name="ce2"/>
          <table:table-cell table:style-name="ce21" table:number-columns-repeated="13"/>
          <table:table-cell table:style-name="ce23"/>
          <table:table-cell table:number-columns-repeated="996"/>
        </table:table-row>
        <table:table-row table:style-name="ro1">
          <table:table-cell table:style-name="ce3" office:value-type="string" calcext:value-type="string">
            <text:p>Current Assets</text:p>
          </table:table-cell>
          <table:table-cell table:style-name="ce8"/>
          <table:table-cell table:style-name="ce13" table:number-columns-repeated="4"/>
          <table:table-cell table:style-name="ce3" table:number-columns-repeated="3"/>
          <table:table-cell table:style-name="ce16" table:number-columns-repeated="4"/>
          <table:table-cell table:style-name="ce3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Cash and cash equivalents</text:p>
          </table:table-cell>
          <table:table-cell table:style-name="ce9" office:value-type="currency" office:currency="USD" office:value="7001097" calcext:value-type="currency">
            <text:p>$7,001,097</text:p>
          </table:table-cell>
          <table:table-cell table:style-name="ce9" office:value-type="currency" office:currency="USD" office:value="9369115" calcext:value-type="currency">
            <text:p>$9,369,115</text:p>
          </table:table-cell>
          <table:table-cell table:style-name="ce9" office:value-type="currency" office:currency="USD" office:value="9172882" calcext:value-type="currency">
            <text:p>$9,172,882</text:p>
          </table:table-cell>
          <table:table-cell table:style-name="ce9" office:value-type="currency" office:currency="USD" office:value="14317955" calcext:value-type="currency">
            <text:p>$14,317,955</text:p>
          </table:table-cell>
          <table:table-cell table:style-name="ce9" office:value-type="currency" office:currency="USD" office:value="33058905" calcext:value-type="currency">
            <text:p>$33,058,905</text:p>
          </table:table-cell>
          <table:table-cell table:style-name="ce9" office:value-type="currency" office:currency="USD" office:value="16072631" calcext:value-type="currency">
            <text:p>$16,072,631</text:p>
          </table:table-cell>
          <table:table-cell table:style-name="ce9" office:value-type="currency" office:currency="USD" office:value="24573632" calcext:value-type="currency">
            <text:p>$24,573,632</text:p>
          </table:table-cell>
          <table:table-cell table:style-name="ce9" office:value-type="currency" office:currency="USD" office:value="43265177" calcext:value-type="currency">
            <text:p>$43,265,177</text:p>
          </table:table-cell>
          <table:table-cell table:style-name="ce9" office:value-type="currency" office:currency="USD" office:value="38794312" calcext:value-type="currency">
            <text:p>$38,794,312</text:p>
          </table:table-cell>
          <table:table-cell table:style-name="ce9" office:value-type="currency" office:currency="USD" office:value="34519662" calcext:value-type="currency">
            <text:p>$34,519,662</text:p>
          </table:table-cell>
          <table:table-cell table:style-name="ce9" office:value-type="currency" office:currency="USD" office:value="36215753" calcext:value-type="currency">
            <text:p>$36,215,753</text:p>
          </table:table-cell>
          <table:table-cell table:style-name="ce9" office:value-type="currency" office:currency="USD" office:value="47620276" calcext:value-type="currency">
            <text:p>$47,620,276</text:p>
          </table:table-cell>
          <table:table-cell table:style-name="ce9" office:value-type="currency" office:currency="USD" office:value="48532010" calcext:value-type="currency">
            <text:p>$48,532,01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Restricted cash</text:p>
          </table:table-cell>
          <table:table-cell table:style-name="ce9" office:value-type="currency" office:currency="USD" office:value="40019" calcext:value-type="currency">
            <text:p>$40,019</text:p>
          </table:table-cell>
          <table:table-cell table:style-name="ce9" office:value-type="currency" office:currency="USD" office:value="909959" calcext:value-type="currency">
            <text:p>$909,959</text:p>
          </table:table-cell>
          <table:table-cell table:style-name="ce9" office:value-type="currency" office:currency="USD" office:value="1927649" calcext:value-type="currency">
            <text:p>$1,927,649</text:p>
          </table:table-cell>
          <table:table-cell table:style-name="ce9" office:value-type="currency" office:currency="USD" office:value="5014729" calcext:value-type="currency">
            <text:p>$5,014,729</text:p>
          </table:table-cell>
          <table:table-cell table:style-name="ce9" office:value-type="currency" office:currency="USD" office:value="5149879" calcext:value-type="currency">
            <text:p>$5,149,879</text:p>
          </table:table-cell>
          <table:table-cell table:style-name="ce9" office:value-type="currency" office:currency="USD" office:value="5136357" calcext:value-type="currency">
            <text:p>$5,136,357</text:p>
          </table:table-cell>
          <table:table-cell table:style-name="ce9" office:value-type="currency" office:currency="USD" office:value="7624930" calcext:value-type="currency">
            <text:p>$7,624,930</text:p>
          </table:table-cell>
          <table:table-cell table:style-name="ce9" office:value-type="currency" office:currency="USD" office:value="10634074" calcext:value-type="currency">
            <text:p>$10,634,074</text:p>
          </table:table-cell>
          <table:table-cell table:style-name="ce9" office:value-type="currency" office:currency="USD" office:value="11363000" calcext:value-type="currency">
            <text:p>$11,363,000</text:p>
          </table:table-cell>
          <table:table-cell table:style-name="ce9" office:value-type="currency" office:currency="USD" office:value="12497822" calcext:value-type="currency">
            <text:p>$12,497,822</text:p>
          </table:table-cell>
          <table:table-cell table:style-name="ce9" office:value-type="currency" office:currency="USD" office:value="12547596" calcext:value-type="currency">
            <text:p>$12,547,596</text:p>
          </table:table-cell>
          <table:table-cell table:style-name="ce9" office:value-type="currency" office:currency="USD" office:value="14098510" calcext:value-type="currency">
            <text:p>$14,098,510</text:p>
          </table:table-cell>
          <table:table-cell table:style-name="ce9" office:value-type="currency" office:currency="USD" office:value="9720654" calcext:value-type="currency">
            <text:p>$9,720,654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Investments</text:p>
          </table:table-cell>
          <table:table-cell table:style-name="ce9" table:number-columns-repeated="5"/>
          <table:table-cell table:style-name="ce9" office:value-type="currency" office:currency="USD" office:value="249350" calcext:value-type="currency">
            <text:p>$249,350</text:p>
          </table:table-cell>
          <table:table-cell table:style-name="ce9" table:number-columns-repeated="7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Accounts receivable</text:p>
          </table:table-cell>
          <table:table-cell table:style-name="ce9" office:value-type="currency" office:currency="USD" office:value="1732866" calcext:value-type="currency">
            <text:p>$1,732,866</text:p>
          </table:table-cell>
          <table:table-cell table:style-name="ce9" office:value-type="currency" office:currency="USD" office:value="4154307" calcext:value-type="currency">
            <text:p>$4,154,307</text:p>
          </table:table-cell>
          <table:table-cell table:style-name="ce9" office:value-type="currency" office:currency="USD" office:value="7927381" calcext:value-type="currency">
            <text:p>$7,927,381</text:p>
          </table:table-cell>
          <table:table-cell table:style-name="ce9" office:value-type="currency" office:currency="USD" office:value="9880618" calcext:value-type="currency">
            <text:p>$9,880,618</text:p>
          </table:table-cell>
          <table:table-cell table:style-name="ce9" office:value-type="currency" office:currency="USD" office:value="9513318" calcext:value-type="currency">
            <text:p>$9,513,318</text:p>
          </table:table-cell>
          <table:table-cell table:style-name="ce9" office:value-type="currency" office:currency="USD" office:value="5838881" calcext:value-type="currency">
            <text:p>$5,838,881</text:p>
          </table:table-cell>
          <table:table-cell table:style-name="ce9" office:value-type="currency" office:currency="USD" office:value="7889515" calcext:value-type="currency">
            <text:p>$7,889,515</text:p>
          </table:table-cell>
          <table:table-cell table:style-name="ce9" office:value-type="currency" office:currency="USD" office:value="8203486" calcext:value-type="currency">
            <text:p>$8,203,486</text:p>
          </table:table-cell>
          <table:table-cell table:style-name="ce9" office:value-type="currency" office:currency="USD" office:value="9533421" calcext:value-type="currency">
            <text:p>$9,533,421</text:p>
          </table:table-cell>
          <table:table-cell table:style-name="ce9" office:value-type="currency" office:currency="USD" office:value="13242884" calcext:value-type="currency">
            <text:p>$13,242,884</text:p>
          </table:table-cell>
          <table:table-cell table:style-name="ce9" office:value-type="currency" office:currency="USD" office:value="18555403" calcext:value-type="currency">
            <text:p>$18,555,403</text:p>
          </table:table-cell>
          <table:table-cell table:style-name="ce9" office:value-type="currency" office:currency="USD" office:value="26926079" calcext:value-type="currency">
            <text:p>$26,926,079</text:p>
          </table:table-cell>
          <table:table-cell table:style-name="ce9" office:value-type="currency" office:currency="USD" office:value="25916680" calcext:value-type="currency">
            <text:p>$25,916,68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nt asset</text:p>
          </table:table-cell>
          <table:table-cell table:style-name="ce9" table:number-columns-repeated="9"/>
          <table:table-cell table:style-name="ce9" office:value-type="currency" office:currency="USD" office:value="175000" calcext:value-type="currency">
            <text:p>$175,000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Grants receivable</text:p>
          </table:table-cell>
          <table:table-cell table:style-name="ce9"/>
          <table:table-cell table:style-name="ce9" office:value-type="currency" office:currency="USD" office:value="1083000" calcext:value-type="currency">
            <text:p>$1,083,000</text:p>
          </table:table-cell>
          <table:table-cell table:style-name="ce9" office:value-type="currency" office:currency="USD" office:value="333598" calcext:value-type="currency">
            <text:p>$333,598</text:p>
          </table:table-cell>
          <table:table-cell table:style-name="ce9" office:value-type="currency" office:currency="USD" office:value="593008" calcext:value-type="currency">
            <text:p>$593,008</text:p>
          </table:table-cell>
          <table:table-cell table:style-name="ce9" office:value-type="currency" office:currency="USD" office:value="873694" calcext:value-type="currency">
            <text:p>$873,694</text:p>
          </table:table-cell>
          <table:table-cell table:style-name="ce9" office:value-type="currency" office:currency="USD" office:value="588050" calcext:value-type="currency">
            <text:p>$588,050</text:p>
          </table:table-cell>
          <table:table-cell table:style-name="ce9" office:value-type="currency" office:currency="USD" office:value="503160" calcext:value-type="currency">
            <text:p>$503,160</text:p>
          </table:table-cell>
          <table:table-cell table:style-name="ce9" office:value-type="currency" office:currency="USD" office:value="476241" calcext:value-type="currency">
            <text:p>$476,241</text:p>
          </table:table-cell>
          <table:table-cell table:style-name="ce9" office:value-type="currency" office:currency="USD" office:value="1404283" calcext:value-type="currency">
            <text:p>$1,404,283</text:p>
          </table:table-cell>
          <table:table-cell table:style-name="ce9"/>
          <table:table-cell table:style-name="ce9" office:value-type="currency" office:currency="USD" office:value="900000" calcext:value-type="currency">
            <text:p>$900,000</text:p>
          </table:table-cell>
          <table:table-cell table:style-name="ce9" office:value-type="currency" office:currency="USD" office:value="17000" calcext:value-type="currency">
            <text:p>$17,000</text:p>
          </table:table-cell>
          <table:table-cell table:style-name="ce9" office:value-type="currency" office:currency="USD" office:value="15000" calcext:value-type="currency">
            <text:p>$15,00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Note receivable</text:p>
          </table:table-cell>
          <table:table-cell table:style-name="ce9" table:number-columns-repeated="7"/>
          <table:table-cell table:style-name="ce9" office:value-type="currency" office:currency="USD" office:value="560000" calcext:value-type="currency">
            <text:p>$560,000</text:p>
          </table:table-cell>
          <table:table-cell table:style-name="ce9" table:number-columns-repeated="5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Prepaid expenses and deposits</text:p>
          </table:table-cell>
          <table:table-cell table:style-name="ce9" office:value-type="currency" office:currency="USD" office:value="218858" calcext:value-type="currency">
            <text:p>$218,858</text:p>
          </table:table-cell>
          <table:table-cell table:style-name="ce9" office:value-type="currency" office:currency="USD" office:value="145658" calcext:value-type="currency">
            <text:p>$145,658</text:p>
          </table:table-cell>
          <table:table-cell table:style-name="ce9" office:value-type="currency" office:currency="USD" office:value="407045" calcext:value-type="currency">
            <text:p>$407,045</text:p>
          </table:table-cell>
          <table:table-cell table:style-name="ce9" office:value-type="currency" office:currency="USD" office:value="1583894" calcext:value-type="currency">
            <text:p>$1,583,894</text:p>
          </table:table-cell>
          <table:table-cell table:style-name="ce9" office:value-type="currency" office:currency="USD" office:value="1736015" calcext:value-type="currency">
            <text:p>$1,736,015</text:p>
          </table:table-cell>
          <table:table-cell table:style-name="ce9" office:value-type="currency" office:currency="USD" office:value="1265685" calcext:value-type="currency">
            <text:p>$1,265,685</text:p>
          </table:table-cell>
          <table:table-cell table:style-name="ce9" office:value-type="currency" office:currency="USD" office:value="2497514" calcext:value-type="currency">
            <text:p>$2,497,514</text:p>
          </table:table-cell>
          <table:table-cell table:style-name="ce9" office:value-type="currency" office:currency="USD" office:value="1368099" calcext:value-type="currency">
            <text:p>$1,368,099</text:p>
          </table:table-cell>
          <table:table-cell table:style-name="ce9" office:value-type="currency" office:currency="USD" office:value="3347455" calcext:value-type="currency">
            <text:p>$3,347,455</text:p>
          </table:table-cell>
          <table:table-cell table:style-name="ce9" office:value-type="currency" office:currency="USD" office:value="3612640" calcext:value-type="currency">
            <text:p>$3,612,640</text:p>
          </table:table-cell>
          <table:table-cell table:style-name="ce9" office:value-type="currency" office:currency="USD" office:value="4024684" calcext:value-type="currency">
            <text:p>$4,024,684</text:p>
          </table:table-cell>
          <table:table-cell table:style-name="ce9" office:value-type="currency" office:currency="USD" office:value="6021009" calcext:value-type="currency">
            <text:p>$6,021,009</text:p>
          </table:table-cell>
          <table:table-cell table:style-name="ce9" office:value-type="currency" office:currency="USD" office:value="6547464" calcext:value-type="currency">
            <text:p>$6,547,464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current assets</text:p>
          </table:table-cell>
          <table:table-cell table:style-name="ce9" table:formula="of:=SUM([.B4:.B11])" office:value-type="currency" office:currency="USD" office:value="8992840" calcext:value-type="currency">
            <text:p>$8,992,840</text:p>
          </table:table-cell>
          <table:table-cell table:style-name="ce9" table:formula="of:=SUM([.C4:.C11])" office:value-type="currency" office:currency="USD" office:value="15662039" calcext:value-type="currency">
            <text:p>$15,662,039</text:p>
          </table:table-cell>
          <table:table-cell table:style-name="ce9" table:formula="of:=SUM([.D4:.D11])" office:value-type="currency" office:currency="USD" office:value="19768555" calcext:value-type="currency">
            <text:p>$19,768,555</text:p>
          </table:table-cell>
          <table:table-cell table:style-name="ce9" table:formula="of:=SUM([.E4:.E11])" office:value-type="currency" office:currency="USD" office:value="31390204" calcext:value-type="currency">
            <text:p>$31,390,204</text:p>
          </table:table-cell>
          <table:table-cell table:style-name="ce9" table:formula="of:=SUM([.F4:.F11])" office:value-type="currency" office:currency="USD" office:value="50331811" calcext:value-type="currency">
            <text:p>$50,331,811</text:p>
          </table:table-cell>
          <table:table-cell table:style-name="ce9" table:formula="of:=SUM([.G4:.G11])" office:value-type="currency" office:currency="USD" office:value="29150954" calcext:value-type="currency">
            <text:p>$29,150,954</text:p>
          </table:table-cell>
          <table:table-cell table:style-name="ce9" table:formula="of:=SUM([.H4:.H11])" office:value-type="currency" office:currency="USD" office:value="43088751" calcext:value-type="currency">
            <text:p>$43,088,751</text:p>
          </table:table-cell>
          <table:table-cell table:style-name="ce9" table:formula="of:=SUM([.I4:.I11])" office:value-type="currency" office:currency="USD" office:value="64507077" calcext:value-type="currency">
            <text:p>$64,507,077</text:p>
          </table:table-cell>
          <table:table-cell table:style-name="ce9" table:formula="of:=SUM([.J4:.J11])" office:value-type="currency" office:currency="USD" office:value="64442471" calcext:value-type="currency">
            <text:p>$64,442,471</text:p>
          </table:table-cell>
          <table:table-cell table:style-name="ce9" table:formula="of:=SUM([.K4:.K11])" office:value-type="currency" office:currency="USD" office:value="64048008" calcext:value-type="currency">
            <text:p>$64,048,008</text:p>
          </table:table-cell>
          <table:table-cell table:style-name="ce9" table:formula="of:=SUM([.L4:.L11])" office:value-type="currency" office:currency="USD" office:value="72243436" calcext:value-type="currency">
            <text:p>$72,243,436</text:p>
          </table:table-cell>
          <table:table-cell table:style-name="ce9" table:formula="of:=SUM([.M4:.M11])" office:value-type="currency" office:currency="USD" office:value="94682874" calcext:value-type="currency">
            <text:p>$94,682,874</text:p>
          </table:table-cell>
          <table:table-cell table:style-name="ce9" table:formula="of:=SUM([.N4:.N11])" office:value-type="currency" office:currency="USD" office:value="90731808" calcext:value-type="currency">
            <text:p>$90,731,808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1">
          <table:table-cell table:style-name="ce3" office:value-type="string" calcext:value-type="string">
            <text:p>Long-Term Assets</text:p>
          </table:table-cell>
          <table:table-cell table:style-name="ce10"/>
          <table:table-cell table:style-name="ce13" table:number-columns-repeated="4"/>
          <table:table-cell table:style-name="ce8"/>
          <table:table-cell table:style-name="ce13" table:number-columns-repeated="7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Grants receivable</text:p>
          </table:table-cell>
          <table:table-cell table:style-name="ce9" table:number-columns-repeated="2"/>
          <table:table-cell table:style-name="ce9" office:value-type="currency" office:currency="USD" office:value="582367" calcext:value-type="currency">
            <text:p>$582,367</text:p>
          </table:table-cell>
          <table:table-cell table:style-name="ce9" office:value-type="currency" office:currency="USD" office:value="703443" calcext:value-type="currency">
            <text:p>$703,443</text:p>
          </table:table-cell>
          <table:table-cell table:style-name="ce9" office:value-type="currency" office:currency="USD" office:value="420022" calcext:value-type="currency">
            <text:p>$420,022</text:p>
          </table:table-cell>
          <table:table-cell table:style-name="ce9" office:value-type="currency" office:currency="USD" office:value="163714" calcext:value-type="currency">
            <text:p>$163,714</text:p>
          </table:table-cell>
          <table:table-cell table:style-name="ce9" office:value-type="currency" office:currency="USD" office:value="235474" calcext:value-type="currency">
            <text:p>$235,474</text:p>
          </table:table-cell>
          <table:table-cell table:style-name="ce9" office:value-type="currency" office:currency="USD" office:value="96325" calcext:value-type="currency">
            <text:p>$96,325</text:p>
          </table:table-cell>
          <table:table-cell table:style-name="ce9" office:value-type="currency" office:currency="USD" office:value="75000" calcext:value-type="currency">
            <text:p>$75,000</text:p>
          </table:table-cell>
          <table:table-cell table:style-name="ce9" table:number-columns-repeated="4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Intracompany receivable</text:p>
          </table:table-cell>
          <table:table-cell table:style-name="ce9" table:number-columns-repeated="13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Security deposits</text:p>
          </table:table-cell>
          <table:table-cell table:style-name="ce9" table:number-columns-repeated="8"/>
          <table:table-cell table:style-name="ce9" office:value-type="currency" office:currency="USD" office:value="35795" calcext:value-type="currency">
            <text:p>$35,795</text:p>
          </table:table-cell>
          <table:table-cell table:style-name="ce9" office:value-type="currency" office:currency="USD" office:value="26830" calcext:value-type="currency">
            <text:p>$26,830</text:p>
          </table:table-cell>
          <table:table-cell table:style-name="ce9" office:value-type="currency" office:currency="USD" office:value="28330" calcext:value-type="currency">
            <text:p>$28,330</text:p>
          </table:table-cell>
          <table:table-cell table:style-name="ce9" office:value-type="currency" office:currency="USD" office:value="49709" calcext:value-type="currency">
            <text:p>$49,709</text:p>
          </table:table-cell>
          <table:table-cell table:style-name="ce9" office:value-type="currency" office:currency="USD" office:value="53297" calcext:value-type="currency">
            <text:p>$53,297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Accounts receivable</text:p>
          </table:table-cell>
          <table:table-cell table:style-name="ce9" table:number-columns-repeated="11"/>
          <table:table-cell table:style-name="ce9" office:value-type="currency" office:currency="USD" office:value="19723" calcext:value-type="currency">
            <text:p>$19,723</text:p>
          </table:table-cell>
          <table:table-cell table:style-name="ce9" office:value-type="currency" office:currency="USD" office:value="8475" calcext:value-type="currency">
            <text:p>$8,475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Prepaid expenses and deposits</text:p>
          </table:table-cell>
          <table:table-cell table:style-name="ce9" table:number-columns-repeated="3"/>
          <table:table-cell table:style-name="ce9" office:value-type="currency" office:currency="USD" office:value="64034" calcext:value-type="currency">
            <text:p>$64,034</text:p>
          </table:table-cell>
          <table:table-cell table:style-name="ce9" table:number-columns-repeated="9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Note receivable</text:p>
          </table:table-cell>
          <table:table-cell table:style-name="ce9" table:number-columns-repeated="3"/>
          <table:table-cell table:number-columns-repeated="4" table:style-name="ce9" office:value-type="currency" office:currency="USD" office:value="560000" calcext:value-type="currency">
            <text:p>$560,000</text:p>
          </table:table-cell>
          <table:table-cell table:style-name="ce9" table:number-columns-repeated="6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nt asset</text:p>
          </table:table-cell>
          <table:table-cell table:style-name="ce9" table:number-columns-repeated="13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property, plant and equipment, net</text:p>
          </table:table-cell>
          <table:table-cell table:style-name="ce11" office:value-type="currency" office:currency="USD" office:value="17347756" calcext:value-type="currency">
            <text:p>$17,347,756</text:p>
          </table:table-cell>
          <table:table-cell table:style-name="ce9" office:value-type="currency" office:currency="USD" office:value="32470668" calcext:value-type="currency">
            <text:p>$32,470,668</text:p>
          </table:table-cell>
          <table:table-cell table:style-name="ce9" office:value-type="currency" office:currency="USD" office:value="42596821" calcext:value-type="currency">
            <text:p>$42,596,821</text:p>
          </table:table-cell>
          <table:table-cell table:style-name="ce9" office:value-type="currency" office:currency="USD" office:value="45821468" calcext:value-type="currency">
            <text:p>$45,821,468</text:p>
          </table:table-cell>
          <table:table-cell table:style-name="ce9" office:value-type="currency" office:currency="USD" office:value="58986771" calcext:value-type="currency">
            <text:p>$58,986,771</text:p>
          </table:table-cell>
          <table:table-cell table:style-name="ce9" office:value-type="currency" office:currency="USD" office:value="63644651" calcext:value-type="currency">
            <text:p>$63,644,651</text:p>
          </table:table-cell>
          <table:table-cell table:style-name="ce9" office:value-type="currency" office:currency="USD" office:value="89243223" calcext:value-type="currency">
            <text:p>$89,243,223</text:p>
          </table:table-cell>
          <table:table-cell table:style-name="ce9" office:value-type="currency" office:currency="USD" office:value="99989879" calcext:value-type="currency">
            <text:p>$99,989,879</text:p>
          </table:table-cell>
          <table:table-cell table:style-name="ce9" office:value-type="currency" office:currency="USD" office:value="103593491" calcext:value-type="currency">
            <text:p>$103,593,491</text:p>
          </table:table-cell>
          <table:table-cell table:style-name="ce9" office:value-type="currency" office:currency="USD" office:value="140800699" calcext:value-type="currency">
            <text:p>$140,800,699</text:p>
          </table:table-cell>
          <table:table-cell table:style-name="ce9" office:value-type="currency" office:currency="USD" office:value="137529685" calcext:value-type="currency">
            <text:p>$137,529,685</text:p>
          </table:table-cell>
          <table:table-cell table:style-name="ce9" office:value-type="currency" office:currency="USD" office:value="161798585" calcext:value-type="currency">
            <text:p>$161,798,585</text:p>
          </table:table-cell>
          <table:table-cell table:style-name="ce9" office:value-type="currency" office:currency="USD" office:value="156960429" calcext:value-type="currency">
            <text:p>$156,960,429</text:p>
          </table:table-cell>
          <table:table-cell table:style-name="ce20" table:number-columns-repeated="13"/>
          <table:table-cell table:style-name="ce2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long-term assets</text:p>
          </table:table-cell>
          <table:table-cell table:style-name="ce9" office:value-type="currency" office:currency="USD" office:value="17347756" calcext:value-type="currency">
            <text:p>$17,347,756</text:p>
          </table:table-cell>
          <table:table-cell table:style-name="ce9" office:value-type="currency" office:currency="USD" office:value="32470668" calcext:value-type="currency">
            <text:p>$32,470,668</text:p>
          </table:table-cell>
          <table:table-cell table:style-name="ce9" office:value-type="currency" office:currency="USD" office:value="43179188" calcext:value-type="currency">
            <text:p>$43,179,188</text:p>
          </table:table-cell>
          <table:table-cell table:style-name="ce9" office:value-type="currency" office:currency="USD" office:value="47148945" calcext:value-type="currency">
            <text:p>$47,148,945</text:p>
          </table:table-cell>
          <table:table-cell table:style-name="ce9" office:value-type="currency" office:currency="USD" office:value="59966793" calcext:value-type="currency">
            <text:p>$59,966,793</text:p>
          </table:table-cell>
          <table:table-cell table:style-name="ce9" office:value-type="currency" office:currency="USD" office:value="64368365" calcext:value-type="currency">
            <text:p>$64,368,365</text:p>
          </table:table-cell>
          <table:table-cell table:style-name="ce9" office:value-type="currency" office:currency="USD" office:value="90038697" calcext:value-type="currency">
            <text:p>$90,038,697</text:p>
          </table:table-cell>
          <table:table-cell table:style-name="ce9" office:value-type="currency" office:currency="USD" office:value="100086204" calcext:value-type="currency">
            <text:p>$100,086,204</text:p>
          </table:table-cell>
          <table:table-cell table:style-name="ce9" office:value-type="currency" office:currency="USD" office:value="103704286" calcext:value-type="currency">
            <text:p>$103,704,286</text:p>
          </table:table-cell>
          <table:table-cell table:style-name="ce9" office:value-type="currency" office:currency="USD" office:value="140827529" calcext:value-type="currency">
            <text:p>$140,827,529</text:p>
          </table:table-cell>
          <table:table-cell table:style-name="ce9" office:value-type="currency" office:currency="USD" office:value="137558015" calcext:value-type="currency">
            <text:p>$137,558,015</text:p>
          </table:table-cell>
          <table:table-cell table:style-name="ce9" office:value-type="currency" office:currency="USD" office:value="161868017" calcext:value-type="currency">
            <text:p>$161,868,017</text:p>
          </table:table-cell>
          <table:table-cell table:style-name="ce9" office:value-type="currency" office:currency="USD" office:value="157022201" calcext:value-type="currency">
            <text:p>$157,022,201</text:p>
          </table:table-cell>
          <table:table-cell table:style-name="ce20" table:number-columns-repeated="13"/>
          <table:table-cell table:style-name="ce2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assets</text:p>
          </table:table-cell>
          <table:table-cell table:style-name="ce9" table:formula="of:=SUM([.B12];[.B14:.B21])" office:value-type="currency" office:currency="USD" office:value="26340596" calcext:value-type="currency">
            <text:p>$26,340,596</text:p>
          </table:table-cell>
          <table:table-cell table:style-name="ce9" table:formula="of:=SUM([.C12];[.C14:.C21])" office:value-type="currency" office:currency="USD" office:value="48132707" calcext:value-type="currency">
            <text:p>$48,132,707</text:p>
          </table:table-cell>
          <table:table-cell table:style-name="ce9" table:formula="of:=SUM([.D12];[.D14:.D21])" office:value-type="currency" office:currency="USD" office:value="62947743" calcext:value-type="currency">
            <text:p>$62,947,743</text:p>
          </table:table-cell>
          <table:table-cell table:style-name="ce9" table:formula="of:=SUM([.E12];[.E14:.E21])" office:value-type="currency" office:currency="USD" office:value="78539149" calcext:value-type="currency">
            <text:p>$78,539,149</text:p>
          </table:table-cell>
          <table:table-cell table:style-name="ce9" table:formula="of:=SUM([.F12];[.F14:.F21])" office:value-type="currency" office:currency="USD" office:value="110298604" calcext:value-type="currency">
            <text:p>$110,298,604</text:p>
          </table:table-cell>
          <table:table-cell table:style-name="ce9" table:formula="of:=SUM([.G12];[.G14:.G21])" office:value-type="currency" office:currency="USD" office:value="93519319" calcext:value-type="currency">
            <text:p>$93,519,319</text:p>
          </table:table-cell>
          <table:table-cell table:style-name="ce9" table:formula="of:=SUM([.H12];[.H14:.H21])" office:value-type="currency" office:currency="USD" office:value="133127448" calcext:value-type="currency">
            <text:p>$133,127,448</text:p>
          </table:table-cell>
          <table:table-cell table:style-name="ce9" table:formula="of:=SUM([.I12];[.I14:.I21])" office:value-type="currency" office:currency="USD" office:value="164593281" calcext:value-type="currency">
            <text:p>$164,593,281</text:p>
          </table:table-cell>
          <table:table-cell table:style-name="ce17" table:formula="of:=SUM([.J12];[.J14:.J21])" office:value-type="currency" office:currency="USD" office:value="168146757" calcext:value-type="currency">
            <text:p>$168,146,757</text:p>
          </table:table-cell>
          <table:table-cell table:style-name="ce9" table:formula="of:=SUM([.K12];[.K14:.K21])" office:value-type="currency" office:currency="USD" office:value="204875537" calcext:value-type="currency">
            <text:p>$204,875,537</text:p>
          </table:table-cell>
          <table:table-cell table:style-name="ce9" table:formula="of:=SUM([.L12];[.L14:.L21])" office:value-type="currency" office:currency="USD" office:value="209801451" calcext:value-type="currency">
            <text:p>$209,801,451</text:p>
          </table:table-cell>
          <table:table-cell table:style-name="ce9" table:formula="of:=SUM([.M12];[.M14:.M21])" office:value-type="currency" office:currency="USD" office:value="256550891" calcext:value-type="currency">
            <text:p>$256,550,891</text:p>
          </table:table-cell>
          <table:table-cell table:style-name="ce9" table:formula="of:=SUM([.N12];[.N14:.N21])" office:value-type="currency" office:currency="USD" office:value="247754009" calcext:value-type="currency">
            <text:p>$247,754,009</text:p>
          </table:table-cell>
          <table:table-cell table:style-name="ce20" table:number-columns-repeated="13"/>
          <table:table-cell table:style-name="ce26"/>
          <table:table-cell table:number-columns-repeated="996"/>
        </table:table-row>
        <table:table-row table:style-name="ro1">
          <table:table-cell table:style-name="ce2" office:value-type="string" calcext:value-type="string">
            <text:p>Liabilities and Net Assets</text:p>
          </table:table-cell>
          <table:table-cell table:style-name="ce12"/>
          <table:table-cell table:style-name="ce7" table:number-columns-repeated="4"/>
          <table:table-cell table:style-name="ce2"/>
          <table:table-cell table:style-name="ce7" table:number-columns-repeated="7"/>
          <table:table-cell table:style-name="ce21" table:number-columns-repeated="13"/>
          <table:table-cell table:style-name="ce27"/>
          <table:table-cell table:number-columns-repeated="996"/>
        </table:table-row>
        <table:table-row table:style-name="ro1">
          <table:table-cell table:style-name="ce3" office:value-type="string" calcext:value-type="string">
            <text:p>Current Liabilities</text:p>
          </table:table-cell>
          <table:table-cell table:style-name="ce13" table:number-columns-repeated="5"/>
          <table:table-cell table:style-name="ce3"/>
          <table:table-cell table:style-name="ce13" table:number-columns-repeated="7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Accounts payable and accrued liabilities</text:p>
          </table:table-cell>
          <table:table-cell table:style-name="ce9" office:value-type="currency" office:currency="USD" office:value="1837261" calcext:value-type="currency">
            <text:p>$1,837,261</text:p>
          </table:table-cell>
          <table:table-cell table:number-columns-repeated="2" table:style-name="ce9" office:value-type="currency" office:currency="USD" office:value="3149027" calcext:value-type="currency">
            <text:p>$3,149,027</text:p>
          </table:table-cell>
          <table:table-cell table:style-name="ce9" office:value-type="currency" office:currency="USD" office:value="3343879" calcext:value-type="currency">
            <text:p>$3,343,879</text:p>
          </table:table-cell>
          <table:table-cell table:style-name="ce9" office:value-type="currency" office:currency="USD" office:value="6778855" calcext:value-type="currency">
            <text:p>$6,778,855</text:p>
          </table:table-cell>
          <table:table-cell table:style-name="ce9" office:value-type="currency" office:currency="USD" office:value="4971627" calcext:value-type="currency">
            <text:p>$4,971,627</text:p>
          </table:table-cell>
          <table:table-cell table:style-name="ce9" office:value-type="currency" office:currency="USD" office:value="7979337" calcext:value-type="currency">
            <text:p>$7,979,337</text:p>
          </table:table-cell>
          <table:table-cell table:style-name="ce9" office:value-type="currency" office:currency="USD" office:value="6783072" calcext:value-type="currency">
            <text:p>$6,783,072</text:p>
          </table:table-cell>
          <table:table-cell table:style-name="ce9" office:value-type="currency" office:currency="USD" office:value="9728362" calcext:value-type="currency">
            <text:p>$9,728,362</text:p>
          </table:table-cell>
          <table:table-cell table:style-name="ce9" office:value-type="currency" office:currency="USD" office:value="10652213" calcext:value-type="currency">
            <text:p>$10,652,213</text:p>
          </table:table-cell>
          <table:table-cell table:style-name="ce9" office:value-type="currency" office:currency="USD" office:value="8237562" calcext:value-type="currency">
            <text:p>$8,237,562</text:p>
          </table:table-cell>
          <table:table-cell table:style-name="ce9" office:value-type="currency" office:currency="USD" office:value="12379687" calcext:value-type="currency">
            <text:p>$12,379,687</text:p>
          </table:table-cell>
          <table:table-cell table:style-name="ce9" office:value-type="currency" office:currency="USD" office:value="14580021" calcext:value-type="currency">
            <text:p>$14,580,021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Accrued interest</text:p>
          </table:table-cell>
          <table:table-cell table:style-name="ce9" office:value-type="currency" office:currency="USD" office:value="91909" calcext:value-type="currency">
            <text:p>$91,909</text:p>
          </table:table-cell>
          <table:table-cell table:style-name="ce9" office:value-type="currency" office:currency="USD" office:value="89014" calcext:value-type="currency">
            <text:p>$89,014</text:p>
          </table:table-cell>
          <table:table-cell table:style-name="ce9" office:value-type="currency" office:currency="USD" office:value="224902" calcext:value-type="currency">
            <text:p>$224,902</text:p>
          </table:table-cell>
          <table:table-cell table:style-name="ce9" office:value-type="currency" office:currency="USD" office:value="318293" calcext:value-type="currency">
            <text:p>$318,293</text:p>
          </table:table-cell>
          <table:table-cell table:style-name="ce9" office:value-type="currency" office:currency="USD" office:value="448391" calcext:value-type="currency">
            <text:p>$448,391</text:p>
          </table:table-cell>
          <table:table-cell table:style-name="ce9" office:value-type="currency" office:currency="USD" office:value="417127" calcext:value-type="currency">
            <text:p>$417,127</text:p>
          </table:table-cell>
          <table:table-cell table:style-name="ce9" office:value-type="currency" office:currency="USD" office:value="516835" calcext:value-type="currency">
            <text:p>$516,835</text:p>
          </table:table-cell>
          <table:table-cell table:style-name="ce9" office:value-type="currency" office:currency="USD" office:value="761817" calcext:value-type="currency">
            <text:p>$761,817</text:p>
          </table:table-cell>
          <table:table-cell table:style-name="ce9" office:value-type="currency" office:currency="USD" office:value="592457" calcext:value-type="currency">
            <text:p>$592,457</text:p>
          </table:table-cell>
          <table:table-cell table:style-name="ce9" office:value-type="currency" office:currency="USD" office:value="745229" calcext:value-type="currency">
            <text:p>$745,229</text:p>
          </table:table-cell>
          <table:table-cell table:style-name="ce9" office:value-type="currency" office:currency="USD" office:value="730670" calcext:value-type="currency">
            <text:p>$730,670</text:p>
          </table:table-cell>
          <table:table-cell table:style-name="ce9" office:value-type="currency" office:currency="USD" office:value="807476" calcext:value-type="currency">
            <text:p>$807,476</text:p>
          </table:table-cell>
          <table:table-cell table:style-name="ce9" office:value-type="currency" office:currency="USD" office:value="615761" calcext:value-type="currency">
            <text:p>$615,761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Lines of credit</text:p>
          </table:table-cell>
          <table:table-cell table:style-name="ce9" table:number-columns-repeated="2"/>
          <table:table-cell table:style-name="ce9" office:value-type="currency" office:currency="USD" office:value="1000000" calcext:value-type="currency">
            <text:p>$1,000,000</text:p>
          </table:table-cell>
          <table:table-cell table:style-name="ce9" table:number-columns-repeated="10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nt liability</text:p>
          </table:table-cell>
          <table:table-cell table:style-name="ce9" table:number-columns-repeated="10"/>
          <table:table-cell table:style-name="ce9" office:value-type="currency" office:currency="USD" office:value="35276" calcext:value-type="currency">
            <text:p>$35,276</text:p>
          </table:table-cell>
          <table:table-cell table:style-name="ce9" table:number-columns-repeated="2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venues</text:p>
          </table:table-cell>
          <table:table-cell table:style-name="ce9"/>
          <table:table-cell table:style-name="ce9" office:value-type="currency" office:currency="USD" office:value="62500" calcext:value-type="currency">
            <text:p>$62,500</text:p>
          </table:table-cell>
          <table:table-cell table:style-name="ce9"/>
          <table:table-cell table:style-name="ce9" office:value-type="currency" office:currency="USD" office:value="1635767" calcext:value-type="currency">
            <text:p>$1,635,767</text:p>
          </table:table-cell>
          <table:table-cell table:style-name="ce9" office:value-type="currency" office:currency="USD" office:value="622884" calcext:value-type="currency">
            <text:p>$622,884</text:p>
          </table:table-cell>
          <table:table-cell table:style-name="ce9" office:value-type="currency" office:currency="USD" office:value="370372" calcext:value-type="currency">
            <text:p>$370,372</text:p>
          </table:table-cell>
          <table:table-cell table:style-name="ce9" office:value-type="currency" office:currency="USD" office:value="1341972" calcext:value-type="currency">
            <text:p>$1,341,972</text:p>
          </table:table-cell>
          <table:table-cell table:style-name="ce9" office:value-type="currency" office:currency="USD" office:value="823348" calcext:value-type="currency">
            <text:p>$823,348</text:p>
          </table:table-cell>
          <table:table-cell table:style-name="ce9" office:value-type="currency" office:currency="USD" office:value="1324670" calcext:value-type="currency">
            <text:p>$1,324,670</text:p>
          </table:table-cell>
          <table:table-cell table:style-name="ce9" office:value-type="currency" office:currency="USD" office:value="921751" calcext:value-type="currency">
            <text:p>$921,751</text:p>
          </table:table-cell>
          <table:table-cell table:style-name="ce9" office:value-type="currency" office:currency="USD" office:value="1593373" calcext:value-type="currency">
            <text:p>$1,593,373</text:p>
          </table:table-cell>
          <table:table-cell table:style-name="ce9" office:value-type="currency" office:currency="USD" office:value="2942053" calcext:value-type="currency">
            <text:p>$2,942,053</text:p>
          </table:table-cell>
          <table:table-cell table:style-name="ce9" office:value-type="currency" office:currency="USD" office:value="5680705" calcext:value-type="currency">
            <text:p>$5,680,705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Current portion of loans payable</text:p>
          </table:table-cell>
          <table:table-cell table:style-name="ce9" office:value-type="currency" office:currency="USD" office:value="262124" calcext:value-type="currency">
            <text:p>$262,124</text:p>
          </table:table-cell>
          <table:table-cell table:style-name="ce9" office:value-type="currency" office:currency="USD" office:value="256660" calcext:value-type="currency">
            <text:p>$256,660</text:p>
          </table:table-cell>
          <table:table-cell table:style-name="ce9" office:value-type="currency" office:currency="USD" office:value="2075432" calcext:value-type="currency">
            <text:p>$2,075,432</text:p>
          </table:table-cell>
          <table:table-cell table:style-name="ce9" office:value-type="currency" office:currency="USD" office:value="7453675" calcext:value-type="currency">
            <text:p>$7,453,675</text:p>
          </table:table-cell>
          <table:table-cell table:style-name="ce9" office:value-type="currency" office:currency="USD" office:value="17996666" calcext:value-type="currency">
            <text:p>$17,996,666</text:p>
          </table:table-cell>
          <table:table-cell table:style-name="ce9" office:value-type="currency" office:currency="USD" office:value="6842252" calcext:value-type="currency">
            <text:p>$6,842,252</text:p>
          </table:table-cell>
          <table:table-cell table:style-name="ce9" office:value-type="currency" office:currency="USD" office:value="7617636" calcext:value-type="currency">
            <text:p>$7,617,636</text:p>
          </table:table-cell>
          <table:table-cell table:style-name="ce9" office:value-type="currency" office:currency="USD" office:value="9722526" calcext:value-type="currency">
            <text:p>$9,722,526</text:p>
          </table:table-cell>
          <table:table-cell table:style-name="ce9" office:value-type="currency" office:currency="USD" office:value="2716668" calcext:value-type="currency">
            <text:p>$2,716,668</text:p>
          </table:table-cell>
          <table:table-cell table:style-name="ce9" office:value-type="currency" office:currency="USD" office:value="3690122" calcext:value-type="currency">
            <text:p>$3,690,122</text:p>
          </table:table-cell>
          <table:table-cell table:style-name="ce9" office:value-type="currency" office:currency="USD" office:value="4006297" calcext:value-type="currency">
            <text:p>$4,006,297</text:p>
          </table:table-cell>
          <table:table-cell table:style-name="ce9" office:value-type="currency" office:currency="USD" office:value="8298873" calcext:value-type="currency">
            <text:p>$8,298,873</text:p>
          </table:table-cell>
          <table:table-cell table:style-name="ce9" office:value-type="currency" office:currency="USD" office:value="4546870" calcext:value-type="currency">
            <text:p>$4,546,87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current liabilities</text:p>
          </table:table-cell>
          <table:table-cell table:style-name="ce9" table:formula="of:=SUM([.B26:.B31])" office:value-type="currency" office:currency="USD" office:value="2191294" calcext:value-type="currency">
            <text:p>$2,191,294</text:p>
          </table:table-cell>
          <table:table-cell table:style-name="ce9" office:value-type="currency" office:currency="USD" office:value="4246221" calcext:value-type="currency">
            <text:p>$4,246,221</text:p>
          </table:table-cell>
          <table:table-cell table:style-name="ce9" office:value-type="currency" office:currency="USD" office:value="7811754" calcext:value-type="currency">
            <text:p>$7,811,754</text:p>
          </table:table-cell>
          <table:table-cell table:style-name="ce9" office:value-type="currency" office:currency="USD" office:value="12751614" calcext:value-type="currency">
            <text:p>$12,751,614</text:p>
          </table:table-cell>
          <table:table-cell table:style-name="ce9" office:value-type="currency" office:currency="USD" office:value="25846796" calcext:value-type="currency">
            <text:p>$25,846,796</text:p>
          </table:table-cell>
          <table:table-cell table:style-name="ce9" office:value-type="currency" office:currency="USD" office:value="12601378" calcext:value-type="currency">
            <text:p>$12,601,378</text:p>
          </table:table-cell>
          <table:table-cell table:style-name="ce9" office:value-type="currency" office:currency="USD" office:value="17455779" calcext:value-type="currency">
            <text:p>$17,455,779</text:p>
          </table:table-cell>
          <table:table-cell table:style-name="ce9" office:value-type="currency" office:currency="USD" office:value="18090763" calcext:value-type="currency">
            <text:p>$18,090,763</text:p>
          </table:table-cell>
          <table:table-cell table:style-name="ce9" office:value-type="currency" office:currency="USD" office:value="14362157" calcext:value-type="currency">
            <text:p>$14,362,157</text:p>
          </table:table-cell>
          <table:table-cell table:style-name="ce9" office:value-type="currency" office:currency="USD" office:value="16009315" calcext:value-type="currency">
            <text:p>$16,009,315</text:p>
          </table:table-cell>
          <table:table-cell table:style-name="ce9" office:value-type="currency" office:currency="USD" office:value="14603178" calcext:value-type="currency">
            <text:p>$14,603,178</text:p>
          </table:table-cell>
          <table:table-cell table:style-name="ce9" office:value-type="currency" office:currency="USD" office:value="24428089" calcext:value-type="currency">
            <text:p>$24,428,089</text:p>
          </table:table-cell>
          <table:table-cell table:style-name="ce9" office:value-type="currency" office:currency="USD" office:value="25423357" calcext:value-type="currency">
            <text:p>$25,423,357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1">
          <table:table-cell table:style-name="ce3" office:value-type="string" calcext:value-type="string">
            <text:p>Long-Term Liabilities</text:p>
          </table:table-cell>
          <table:table-cell table:style-name="ce13" table:number-columns-repeated="13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Security deposits</text:p>
          </table:table-cell>
          <table:table-cell table:style-name="ce9" table:number-columns-repeated="13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Accrued interest</text:p>
          </table:table-cell>
          <table:table-cell table:style-name="ce9" office:value-type="currency" office:currency="USD" office:value="126494" calcext:value-type="currency">
            <text:p>$126,494</text:p>
          </table:table-cell>
          <table:table-cell table:style-name="ce9" office:value-type="currency" office:currency="USD" office:value="190407" calcext:value-type="currency">
            <text:p>$190,407</text:p>
          </table:table-cell>
          <table:table-cell table:style-name="ce9" office:value-type="currency" office:currency="USD" office:value="203554" calcext:value-type="currency">
            <text:p>$203,554</text:p>
          </table:table-cell>
          <table:table-cell table:style-name="ce9" office:value-type="currency" office:currency="USD" office:value="116862" calcext:value-type="currency">
            <text:p>$116,862</text:p>
          </table:table-cell>
          <table:table-cell table:style-name="ce9" office:value-type="currency" office:currency="USD" office:value="77459" calcext:value-type="currency">
            <text:p>$77,459</text:p>
          </table:table-cell>
          <table:table-cell table:style-name="ce9" office:value-type="currency" office:currency="USD" office:value="108256" calcext:value-type="currency">
            <text:p>$108,256</text:p>
          </table:table-cell>
          <table:table-cell table:style-name="ce9" office:value-type="currency" office:currency="USD" office:value="149196" calcext:value-type="currency">
            <text:p>$149,196</text:p>
          </table:table-cell>
          <table:table-cell table:style-name="ce9" office:value-type="currency" office:currency="USD" office:value="113478" calcext:value-type="currency">
            <text:p>$113,478</text:p>
          </table:table-cell>
          <table:table-cell table:style-name="ce9" office:value-type="currency" office:currency="USD" office:value="148825" calcext:value-type="currency">
            <text:p>$148,825</text:p>
          </table:table-cell>
          <table:table-cell table:style-name="ce9" office:value-type="currency" office:currency="USD" office:value="166076" calcext:value-type="currency">
            <text:p>$166,076</text:p>
          </table:table-cell>
          <table:table-cell table:style-name="ce9" office:value-type="currency" office:currency="USD" office:value="196643" calcext:value-type="currency">
            <text:p>$196,643</text:p>
          </table:table-cell>
          <table:table-cell table:style-name="ce9" office:value-type="currency" office:currency="USD" office:value="233082" calcext:value-type="currency">
            <text:p>$233,082</text:p>
          </table:table-cell>
          <table:table-cell table:style-name="ce9" office:value-type="currency" office:currency="USD" office:value="172481" calcext:value-type="currency">
            <text:p>$172,481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Deferred rent liability</text:p>
          </table:table-cell>
          <table:table-cell table:style-name="ce9" table:number-columns-repeated="3"/>
          <table:table-cell table:style-name="ce9" office:value-type="currency" office:currency="USD" office:value="164972" calcext:value-type="currency">
            <text:p>$164,972</text:p>
          </table:table-cell>
          <table:table-cell table:style-name="ce9" office:value-type="currency" office:currency="USD" office:value="631405" calcext:value-type="currency">
            <text:p>$631,405</text:p>
          </table:table-cell>
          <table:table-cell table:style-name="ce9" office:value-type="currency" office:currency="USD" office:value="1185092" calcext:value-type="currency">
            <text:p>$1,185,092</text:p>
          </table:table-cell>
          <table:table-cell table:style-name="ce9" office:value-type="currency" office:currency="USD" office:value="1350949" calcext:value-type="currency">
            <text:p>$1,350,949</text:p>
          </table:table-cell>
          <table:table-cell table:style-name="ce9" office:value-type="currency" office:currency="USD" office:value="1922841" calcext:value-type="currency">
            <text:p>$1,922,841</text:p>
          </table:table-cell>
          <table:table-cell table:style-name="ce9" office:value-type="currency" office:currency="USD" office:value="5917604" calcext:value-type="currency">
            <text:p>$5,917,604</text:p>
          </table:table-cell>
          <table:table-cell table:style-name="ce9" office:value-type="currency" office:currency="USD" office:value="4706852" calcext:value-type="currency">
            <text:p>$4,706,852</text:p>
          </table:table-cell>
          <table:table-cell table:style-name="ce9" office:value-type="currency" office:currency="USD" office:value="5689509" calcext:value-type="currency">
            <text:p>$5,689,509</text:p>
          </table:table-cell>
          <table:table-cell table:style-name="ce9" office:value-type="currency" office:currency="USD" office:value="5541230" calcext:value-type="currency">
            <text:p>$5,541,230</text:p>
          </table:table-cell>
          <table:table-cell table:style-name="ce9" office:value-type="currency" office:currency="USD" office:value="6711830" calcext:value-type="currency">
            <text:p>$6,711,830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Intracompany payable</text:p>
          </table:table-cell>
          <table:table-cell table:style-name="ce9" table:number-columns-repeated="13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Convertible loans</text:p>
          </table:table-cell>
          <table:table-cell table:style-name="ce9" office:value-type="currency" office:currency="USD" office:value="2450000" calcext:value-type="currency">
            <text:p>$2,450,000</text:p>
          </table:table-cell>
          <table:table-cell table:number-columns-repeated="2" table:style-name="ce9" office:value-type="currency" office:currency="USD" office:value="1800000" calcext:value-type="currency">
            <text:p>$1,800,000</text:p>
          </table:table-cell>
          <table:table-cell table:number-columns-repeated="2" table:style-name="ce9" office:value-type="currency" office:currency="USD" office:value="550000" calcext:value-type="currency">
            <text:p>$550,000</text:p>
          </table:table-cell>
          <table:table-cell table:style-name="ce9" table:number-columns-repeated="8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Loans payable</text:p>
          </table:table-cell>
          <table:table-cell table:style-name="ce9" office:value-type="currency" office:currency="USD" office:value="19353844" calcext:value-type="currency">
            <text:p>$19,353,844</text:p>
          </table:table-cell>
          <table:table-cell table:style-name="ce9" office:value-type="currency" office:currency="USD" office:value="32683939" calcext:value-type="currency">
            <text:p>$32,683,939</text:p>
          </table:table-cell>
          <table:table-cell table:style-name="ce9" office:value-type="currency" office:currency="USD" office:value="41199336" calcext:value-type="currency">
            <text:p>$41,199,336</text:p>
          </table:table-cell>
          <table:table-cell table:style-name="ce9" office:value-type="currency" office:currency="USD" office:value="49074491" calcext:value-type="currency">
            <text:p>$49,074,491</text:p>
          </table:table-cell>
          <table:table-cell table:style-name="ce9" office:value-type="currency" office:currency="USD" office:value="69836416" calcext:value-type="currency">
            <text:p>$69,836,416</text:p>
          </table:table-cell>
          <table:table-cell table:style-name="ce9" office:value-type="currency" office:currency="USD" office:value="69061846" calcext:value-type="currency">
            <text:p>$69,061,846</text:p>
          </table:table-cell>
          <table:table-cell table:style-name="ce9" office:value-type="currency" office:currency="USD" office:value="97240060" calcext:value-type="currency">
            <text:p>$97,240,060</text:p>
          </table:table-cell>
          <table:table-cell table:style-name="ce9" office:value-type="currency" office:currency="USD" office:value="126930036" calcext:value-type="currency">
            <text:p>$126,930,036</text:p>
          </table:table-cell>
          <table:table-cell table:style-name="ce9" office:value-type="currency" office:currency="USD" office:value="126675229" calcext:value-type="currency">
            <text:p>$126,675,229</text:p>
          </table:table-cell>
          <table:table-cell table:style-name="ce9" office:value-type="currency" office:currency="USD" office:value="159908722" calcext:value-type="currency">
            <text:p>$159,908,722</text:p>
          </table:table-cell>
          <table:table-cell table:style-name="ce9" office:value-type="currency" office:currency="USD" office:value="164694827" calcext:value-type="currency">
            <text:p>$164,694,827</text:p>
          </table:table-cell>
          <table:table-cell table:style-name="ce9" office:value-type="currency" office:currency="USD" office:value="188117172" calcext:value-type="currency">
            <text:p>$188,117,172</text:p>
          </table:table-cell>
          <table:table-cell table:style-name="ce9" office:value-type="currency" office:currency="USD" office:value="182003696" calcext:value-type="currency">
            <text:p>$182,003,696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long-term liabilities</text:p>
          </table:table-cell>
          <table:table-cell table:style-name="ce9" office:value-type="currency" office:currency="USD" office:value="21930338" calcext:value-type="currency">
            <text:p>$21,930,338</text:p>
          </table:table-cell>
          <table:table-cell table:style-name="ce9" office:value-type="currency" office:currency="USD" office:value="34674346" calcext:value-type="currency">
            <text:p>$34,674,346</text:p>
          </table:table-cell>
          <table:table-cell table:style-name="ce9" office:value-type="currency" office:currency="USD" office:value="43202890" calcext:value-type="currency">
            <text:p>$43,202,890</text:p>
          </table:table-cell>
          <table:table-cell table:style-name="ce9" office:value-type="currency" office:currency="USD" office:value="49906325" calcext:value-type="currency">
            <text:p>$49,906,325</text:p>
          </table:table-cell>
          <table:table-cell table:style-name="ce9" office:value-type="currency" office:currency="USD" office:value="71095280" calcext:value-type="currency">
            <text:p>$71,095,280</text:p>
          </table:table-cell>
          <table:table-cell table:style-name="ce9" office:value-type="currency" office:currency="USD" office:value="70355194" calcext:value-type="currency">
            <text:p>$70,355,194</text:p>
          </table:table-cell>
          <table:table-cell table:style-name="ce9" office:value-type="currency" office:currency="USD" office:value="98740205" calcext:value-type="currency">
            <text:p>$98,740,205</text:p>
          </table:table-cell>
          <table:table-cell table:style-name="ce9" office:value-type="currency" office:currency="USD" office:value="128966355" calcext:value-type="currency">
            <text:p>$128,966,355</text:p>
          </table:table-cell>
          <table:table-cell table:style-name="ce9" office:value-type="currency" office:currency="USD" office:value="132741658" calcext:value-type="currency">
            <text:p>$132,741,658</text:p>
          </table:table-cell>
          <table:table-cell table:style-name="ce9" office:value-type="currency" office:currency="USD" office:value="164781650" calcext:value-type="currency">
            <text:p>$164,781,650</text:p>
          </table:table-cell>
          <table:table-cell table:style-name="ce9" office:value-type="currency" office:currency="USD" office:value="170580979" calcext:value-type="currency">
            <text:p>$170,580,979</text:p>
          </table:table-cell>
          <table:table-cell table:style-name="ce9" office:value-type="currency" office:currency="USD" office:value="193891484" calcext:value-type="currency">
            <text:p>$193,891,484</text:p>
          </table:table-cell>
          <table:table-cell table:style-name="ce9" office:value-type="currency" office:currency="USD" office:value="188888007" calcext:value-type="currency">
            <text:p>$188,888,007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1">
          <table:table-cell table:style-name="ce4" office:value-type="string" calcext:value-type="string">
            <text:p>Total liabilities</text:p>
          </table:table-cell>
          <table:table-cell table:style-name="ce9" table:formula="of:=SUM([.B32];[.B40])" office:value-type="currency" office:currency="USD" office:value="24121632" calcext:value-type="currency">
            <text:p>$24,121,632</text:p>
          </table:table-cell>
          <table:table-cell table:style-name="ce9" table:formula="of:=SUM([.C32];[.C40])" office:value-type="currency" office:currency="USD" office:value="38920567" calcext:value-type="currency">
            <text:p>$38,920,567</text:p>
          </table:table-cell>
          <table:table-cell table:style-name="ce9" table:formula="of:=SUM([.D32];[.D40])" office:value-type="currency" office:currency="USD" office:value="51014644" calcext:value-type="currency">
            <text:p>$51,014,644</text:p>
          </table:table-cell>
          <table:table-cell table:style-name="ce9" table:formula="of:=SUM([.E32];[.E40])" office:value-type="currency" office:currency="USD" office:value="62657939" calcext:value-type="currency">
            <text:p>$62,657,939</text:p>
          </table:table-cell>
          <table:table-cell table:style-name="ce9" table:formula="of:=SUM([.F32];[.F40])" office:value-type="currency" office:currency="USD" office:value="96942076" calcext:value-type="currency">
            <text:p>$96,942,076</text:p>
          </table:table-cell>
          <table:table-cell table:style-name="ce9" table:formula="of:=SUM([.G32];[.G40])" office:value-type="currency" office:currency="USD" office:value="82956572" calcext:value-type="currency">
            <text:p>$82,956,572</text:p>
          </table:table-cell>
          <table:table-cell table:style-name="ce9" table:formula="of:=SUM([.H32];[.H40])" office:value-type="currency" office:currency="USD" office:value="116195984" calcext:value-type="currency">
            <text:p>$116,195,984</text:p>
          </table:table-cell>
          <table:table-cell table:style-name="ce9" table:formula="of:=SUM([.I32];[.I40])" office:value-type="currency" office:currency="USD" office:value="147057118" calcext:value-type="currency">
            <text:p>$147,057,118</text:p>
          </table:table-cell>
          <table:table-cell table:style-name="ce9" table:formula="of:=SUM([.J32];[.J40])" office:value-type="currency" office:currency="USD" office:value="147103815" calcext:value-type="currency">
            <text:p>$147,103,815</text:p>
          </table:table-cell>
          <table:table-cell table:style-name="ce9" table:formula="of:=SUM([.K32];[.K40])" office:value-type="currency" office:currency="USD" office:value="180790965" calcext:value-type="currency">
            <text:p>$180,790,965</text:p>
          </table:table-cell>
          <table:table-cell table:style-name="ce9" table:formula="of:=SUM([.L32];[.L40])" office:value-type="currency" office:currency="USD" office:value="185184157" calcext:value-type="currency">
            <text:p>$185,184,157</text:p>
          </table:table-cell>
          <table:table-cell table:style-name="ce9" table:formula="of:=SUM([.M32];[.M40])" office:value-type="currency" office:currency="USD" office:value="218319573" calcext:value-type="currency">
            <text:p>$218,319,573</text:p>
          </table:table-cell>
          <table:table-cell table:style-name="ce9" table:formula="of:=SUM([.N32];[.N40])" office:value-type="currency" office:currency="USD" office:value="214311364" calcext:value-type="currency">
            <text:p>$214,311,364</text:p>
          </table:table-cell>
          <table:table-cell table:style-name="ce9"/>
          <table:table-cell table:style-name="ce20" table:number-columns-repeated="12"/>
          <table:table-cell table:style-name="ce22"/>
          <table:table-cell table:number-columns-repeated="996"/>
        </table:table-row>
        <table:table-row table:style-name="ro1">
          <table:table-cell table:style-name="ce3" office:value-type="string" calcext:value-type="string">
            <text:p>Net Assets</text:p>
          </table:table-cell>
          <table:table-cell table:style-name="ce13" table:number-columns-repeated="13"/>
          <table:table-cell table:style-name="ce20" table:number-columns-repeated="13"/>
          <table:table-cell table:style-name="ce24"/>
          <table:table-cell table:number-columns-repeated="996"/>
        </table:table-row>
        <table:table-row table:style-name="ro1">
          <table:table-cell table:style-name="ce4" office:value-type="string" calcext:value-type="string">
            <text:p>Unrestricted</text:p>
          </table:table-cell>
          <table:table-cell table:style-name="ce9" office:value-type="currency" office:currency="USD" office:value="2218964" calcext:value-type="currency">
            <text:p>$2,218,964</text:p>
          </table:table-cell>
          <table:table-cell table:style-name="ce9" office:value-type="currency" office:currency="USD" office:value="7629140" calcext:value-type="currency">
            <text:p>$7,629,140</text:p>
          </table:table-cell>
          <table:table-cell table:style-name="ce9" office:value-type="currency" office:currency="USD" office:value="10363266" calcext:value-type="currency">
            <text:p>$10,363,266</text:p>
          </table:table-cell>
          <table:table-cell table:style-name="ce9" office:value-type="currency" office:currency="USD" office:value="13486489" calcext:value-type="currency">
            <text:p>$13,486,489</text:p>
          </table:table-cell>
          <table:table-cell table:style-name="ce9" office:value-type="currency" office:currency="USD" office:value="12089432" calcext:value-type="currency">
            <text:p>$12,089,432</text:p>
          </table:table-cell>
          <table:table-cell table:style-name="ce9" office:value-type="currency" office:currency="USD" office:value="10074280" calcext:value-type="currency">
            <text:p>$10,074,280</text:p>
          </table:table-cell>
          <table:table-cell table:style-name="ce9" office:value-type="currency" office:currency="USD" office:value="16442127" calcext:value-type="currency">
            <text:p>$16,442,127</text:p>
          </table:table-cell>
          <table:table-cell table:style-name="ce9" office:value-type="currency" office:currency="USD" office:value="16490691" calcext:value-type="currency">
            <text:p>$16,490,691</text:p>
          </table:table-cell>
          <table:table-cell table:style-name="ce9" office:value-type="currency" office:currency="USD" office:value="20883606" calcext:value-type="currency">
            <text:p>$20,883,606</text:p>
          </table:table-cell>
          <table:table-cell table:style-name="ce9" office:value-type="currency" office:currency="USD" office:value="23897122" calcext:value-type="currency">
            <text:p>$23,897,122</text:p>
          </table:table-cell>
          <table:table-cell table:style-name="ce9" office:value-type="currency" office:currency="USD" office:value="23717294" calcext:value-type="currency">
            <text:p>$23,717,294</text:p>
          </table:table-cell>
          <table:table-cell table:style-name="ce9" office:value-type="currency" office:currency="USD" office:value="38214318" calcext:value-type="currency">
            <text:p>$38,214,318</text:p>
          </table:table-cell>
          <table:table-cell table:style-name="ce9" office:value-type="currency" office:currency="USD" office:value="33008787" calcext:value-type="currency">
            <text:p>$33,008,787</text:p>
          </table:table-cell>
          <table:table-cell table:style-name="ce20" table:number-columns-repeated="13"/>
          <table:table-cell table:style-name="ce25"/>
          <table:table-cell table:number-columns-repeated="996"/>
        </table:table-row>
        <table:table-row table:style-name="ro1">
          <table:table-cell table:style-name="ce4" office:value-type="string" calcext:value-type="string">
            <text:p>Temporarily restricted</text:p>
          </table:table-cell>
          <table:table-cell table:style-name="ce9"/>
          <table:table-cell table:style-name="ce9" office:value-type="currency" office:currency="USD" office:value="1583000" calcext:value-type="currency">
            <text:p>$1,583,000</text:p>
          </table:table-cell>
          <table:table-cell table:style-name="ce9" office:value-type="currency" office:currency="USD" office:value="1569833" calcext:value-type="currency">
            <text:p>$1,569,833</text:p>
          </table:table-cell>
          <table:table-cell table:style-name="ce9" office:value-type="currency" office:currency="USD" office:value="2394721" calcext:value-type="currency">
            <text:p>$2,394,721</text:p>
          </table:table-cell>
          <table:table-cell table:style-name="ce9" office:value-type="currency" office:currency="USD" office:value="1267096" calcext:value-type="currency">
            <text:p>$1,267,096</text:p>
          </table:table-cell>
          <table:table-cell table:style-name="ce9" office:value-type="currency" office:currency="USD" office:value="488467" calcext:value-type="currency">
            <text:p>$488,467</text:p>
          </table:table-cell>
          <table:table-cell table:style-name="ce9" office:value-type="currency" office:currency="USD" office:value="489337" calcext:value-type="currency">
            <text:p>$489,337</text:p>
          </table:table-cell>
          <table:table-cell table:style-name="ce9" office:value-type="currency" office:currency="USD" office:value="1045472" calcext:value-type="currency">
            <text:p>$1,045,472</text:p>
          </table:table-cell>
          <table:table-cell table:style-name="ce9" office:value-type="currency" office:currency="USD" office:value="987130" calcext:value-type="currency">
            <text:p>$987,130</text:p>
          </table:table-cell>
          <table:table-cell table:style-name="ce9" office:value-type="currency" office:currency="USD" office:value="187450" calcext:value-type="currency">
            <text:p>$187,450</text:p>
          </table:table-cell>
          <table:table-cell table:style-name="ce9" office:value-type="currency" office:currency="USD" office:value="900000" calcext:value-type="currency">
            <text:p>$900,000</text:p>
          </table:table-cell>
          <table:table-cell table:style-name="ce9" office:value-type="currency" office:currency="USD" office:value="17000" calcext:value-type="currency">
            <text:p>$17,000</text:p>
          </table:table-cell>
          <table:table-cell table:style-name="ce9" office:value-type="currency" office:currency="USD" office:value="433858" calcext:value-type="currency">
            <text:p>$433,858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net assets</text:p>
          </table:table-cell>
          <table:table-cell table:style-name="ce9" table:formula="of:=SUM([.B43:.B44])" office:value-type="currency" office:currency="USD" office:value="2218964" calcext:value-type="currency">
            <text:p>$2,218,964</text:p>
          </table:table-cell>
          <table:table-cell table:style-name="ce9" table:formula="of:=SUM([.C43:.C44])" office:value-type="currency" office:currency="USD" office:value="9212140" calcext:value-type="currency">
            <text:p>$9,212,140</text:p>
          </table:table-cell>
          <table:table-cell table:style-name="ce9" table:formula="of:=SUM([.D43:.D44])" office:value-type="currency" office:currency="USD" office:value="11933099" calcext:value-type="currency">
            <text:p>$11,933,099</text:p>
          </table:table-cell>
          <table:table-cell table:style-name="ce9" table:formula="of:=SUM([.E43:.E44])" office:value-type="currency" office:currency="USD" office:value="15881210" calcext:value-type="currency">
            <text:p>$15,881,210</text:p>
          </table:table-cell>
          <table:table-cell table:style-name="ce9" table:formula="of:=SUM([.F43:.F44])" office:value-type="currency" office:currency="USD" office:value="13356528" calcext:value-type="currency">
            <text:p>$13,356,528</text:p>
          </table:table-cell>
          <table:table-cell table:style-name="ce9" table:formula="of:=SUM([.G43:.G44])" office:value-type="currency" office:currency="USD" office:value="10562747" calcext:value-type="currency">
            <text:p>$10,562,747</text:p>
          </table:table-cell>
          <table:table-cell table:style-name="ce9" table:formula="of:=SUM([.H43:.H44])" office:value-type="currency" office:currency="USD" office:value="16931464" calcext:value-type="currency">
            <text:p>$16,931,464</text:p>
          </table:table-cell>
          <table:table-cell table:style-name="ce9" table:formula="of:=SUM([.I43:.I44])" office:value-type="currency" office:currency="USD" office:value="17536163" calcext:value-type="currency">
            <text:p>$17,536,163</text:p>
          </table:table-cell>
          <table:table-cell table:style-name="ce9" table:formula="of:=SUM([.J43:.J44])" office:value-type="currency" office:currency="USD" office:value="21870736" calcext:value-type="currency">
            <text:p>$21,870,736</text:p>
          </table:table-cell>
          <table:table-cell table:style-name="ce9" table:formula="of:=SUM([.K43:.K44])" office:value-type="currency" office:currency="USD" office:value="24084572" calcext:value-type="currency">
            <text:p>$24,084,572</text:p>
          </table:table-cell>
          <table:table-cell table:style-name="ce9" office:value-type="currency" office:currency="USD" office:value="24617294" calcext:value-type="currency">
            <text:p>$24,617,294</text:p>
          </table:table-cell>
          <table:table-cell table:style-name="ce9" office:value-type="currency" office:currency="USD" office:value="38231318" calcext:value-type="currency">
            <text:p>$38,231,318</text:p>
          </table:table-cell>
          <table:table-cell table:style-name="ce9" office:value-type="currency" office:currency="USD" office:value="33442645" calcext:value-type="currency">
            <text:p>$33,442,645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1">
          <table:table-cell table:style-name="ce4" office:value-type="string" calcext:value-type="string">
            <text:p>Total liabilities and net assets</text:p>
          </table:table-cell>
          <table:table-cell table:style-name="ce9" table:formula="of:=SUM([.B41];[.B45])" office:value-type="currency" office:currency="USD" office:value="26340596" calcext:value-type="currency">
            <text:p>$26,340,596</text:p>
          </table:table-cell>
          <table:table-cell table:style-name="ce9" table:formula="of:=SUM([.C41];[.C45])" office:value-type="currency" office:currency="USD" office:value="48132707" calcext:value-type="currency">
            <text:p>$48,132,707</text:p>
          </table:table-cell>
          <table:table-cell table:style-name="ce9" table:formula="of:=SUM([.D41];[.D45])" office:value-type="currency" office:currency="USD" office:value="62947743" calcext:value-type="currency">
            <text:p>$62,947,743</text:p>
          </table:table-cell>
          <table:table-cell table:style-name="ce9" table:formula="of:=SUM([.E41];[.E45])" office:value-type="currency" office:currency="USD" office:value="78539149" calcext:value-type="currency">
            <text:p>$78,539,149</text:p>
          </table:table-cell>
          <table:table-cell table:style-name="ce9" table:formula="of:=SUM([.F41];[.F45])" office:value-type="currency" office:currency="USD" office:value="110298604" calcext:value-type="currency">
            <text:p>$110,298,604</text:p>
          </table:table-cell>
          <table:table-cell table:style-name="ce9" table:formula="of:=SUM([.G41];[.G45])" office:value-type="currency" office:currency="USD" office:value="93519319" calcext:value-type="currency">
            <text:p>$93,519,319</text:p>
          </table:table-cell>
          <table:table-cell table:style-name="ce9" table:formula="of:=SUM([.H41];[.H45])" office:value-type="currency" office:currency="USD" office:value="133127448" calcext:value-type="currency">
            <text:p>$133,127,448</text:p>
          </table:table-cell>
          <table:table-cell table:style-name="ce9" table:formula="of:=SUM([.I41];[.I45])" office:value-type="currency" office:currency="USD" office:value="164593281" calcext:value-type="currency">
            <text:p>$164,593,281</text:p>
          </table:table-cell>
          <table:table-cell table:style-name="ce9" table:formula="of:=SUM([.J41];[.J45])" office:value-type="currency" office:currency="USD" office:value="168974551" calcext:value-type="currency">
            <text:p>$168,974,551</text:p>
          </table:table-cell>
          <table:table-cell table:style-name="ce9" table:formula="of:=SUM([.K41];[.K45])" office:value-type="currency" office:currency="USD" office:value="204875537" calcext:value-type="currency">
            <text:p>$204,875,537</text:p>
          </table:table-cell>
          <table:table-cell table:style-name="ce9" table:formula="of:=SUM([.L41];[.L45])" office:value-type="currency" office:currency="USD" office:value="209801451" calcext:value-type="currency">
            <text:p>$209,801,451</text:p>
          </table:table-cell>
          <table:table-cell table:style-name="ce9" table:formula="of:=SUM([.M41];[.M45])" office:value-type="currency" office:currency="USD" office:value="256550891" calcext:value-type="currency">
            <text:p>$256,550,891</text:p>
          </table:table-cell>
          <table:table-cell table:style-name="ce9" table:formula="of:=SUM([.N41];[.N45])" office:value-type="currency" office:currency="USD" office:value="247754009" calcext:value-type="currency">
            <text:p>$247,754,009</text:p>
          </table:table-cell>
          <table:table-cell table:style-name="ce20" table:number-columns-repeated="13"/>
          <table:table-cell table:style-name="ce22"/>
          <table:table-cell table:number-columns-repeated="996"/>
        </table:table-row>
        <table:table-row table:style-name="ro2">
          <table:table-cell table:style-name="ce5" table:number-columns-repeated="9"/>
          <table:table-cell table:style-name="ce18" table:number-columns-repeated="4"/>
          <table:table-cell table:style-name="ce5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2">
          <table:table-cell table:style-name="ce5" office:value-type="string" calcext:value-type="string">
            <text:p>Net Asset Increase over Prior Year</text:p>
          </table:table-cell>
          <table:table-cell table:style-name="ce5"/>
          <table:table-cell table:style-name="ce14" table:formula="of:=([.C45]-[.B45])/[.B45]" office:value-type="percentage" office:value="3.15155000261383" calcext:value-type="percentage">
            <text:p>315.16%</text:p>
          </table:table-cell>
          <table:table-cell table:style-name="ce14" table:formula="of:=([.D45]-[.C45])/[.C45]" office:value-type="percentage" office:value="0.295366657475896" calcext:value-type="percentage">
            <text:p>29.54%</text:p>
          </table:table-cell>
          <table:table-cell table:style-name="ce14" table:formula="of:=([.E45]-[.D45])/[.D45]" office:value-type="percentage" office:value="0.330853787436105" calcext:value-type="percentage">
            <text:p>33.09%</text:p>
          </table:table-cell>
          <table:table-cell table:style-name="ce14" table:formula="of:=([.F45]-[.E45])/[.E45]" office:value-type="percentage" office:value="-0.158972899420132" calcext:value-type="percentage">
            <text:p>-15.90%</text:p>
          </table:table-cell>
          <table:table-cell table:style-name="ce14" table:formula="of:=([.G45]-[.F45])/[.F45]" office:value-type="percentage" office:value="-0.209169703383993" calcext:value-type="percentage">
            <text:p>-20.92%</text:p>
          </table:table-cell>
          <table:table-cell table:style-name="ce14" table:formula="of:=([.H45]-[.G45])/[.G45]" office:value-type="percentage" office:value="0.602941356069591" calcext:value-type="percentage">
            <text:p>60.29%</text:p>
          </table:table-cell>
          <table:table-cell table:style-name="ce14" table:formula="of:=([.I45]-[.H45])/[.H45]" office:value-type="percentage" office:value="0.0357145135234614" calcext:value-type="percentage">
            <text:p>3.57%</text:p>
          </table:table-cell>
          <table:table-cell table:style-name="ce14" table:formula="of:=([.J45]-[.I45])/[.I45]" office:value-type="percentage" office:value="0.247179100696087" calcext:value-type="percentage">
            <text:p>24.72%</text:p>
          </table:table-cell>
          <table:table-cell table:style-name="ce14" table:formula="of:=([.K45]-[.J45])/[.J45]" office:value-type="percentage" office:value="0.101223662523291" calcext:value-type="percentage">
            <text:p>10.12%</text:p>
          </table:table-cell>
          <table:table-cell table:style-name="ce14" table:formula="of:=([.L45]-[.K45])/[.K45]" office:value-type="percentage" office:value="0.0221188070105626" calcext:value-type="percentage">
            <text:p>2.21%</text:p>
          </table:table-cell>
          <table:table-cell table:style-name="ce14" table:formula="of:=([.M45]-[.L45])/[.L45]" office:value-type="percentage" office:value="0.553026827400282" calcext:value-type="percentage">
            <text:p>55.30%</text:p>
          </table:table-cell>
          <table:table-cell table:style-name="ce14" table:formula="of:=([.N45]-[.M45])/[.M45]" office:value-type="percentage" office:value="-0.125255242312075" calcext:value-type="percentage">
            <text:p>-12.53%</text:p>
          </table:table-cell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3">
          <table:table-cell table:style-name="ce5"/>
          <table:table-cell table:style-name="ce41" table:number-columns-repeated="3"/>
          <table:table-cell table:style-name="ce5" table:number-columns-repeated="5"/>
          <table:table-cell table:style-name="ce18" table:number-columns-repeated="4"/>
          <table:table-cell table:style-name="ce5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2">
          <table:table-cell table:style-name="ce5"/>
          <table:table-cell table:style-name="ce42"/>
          <table:table-cell table:style-name="ce44" table:number-columns-repeated="13"/>
          <table:table-cell table:style-name="ce20" table:number-columns-repeated="12"/>
          <table:table-cell table:style-name="ce5"/>
          <table:table-cell table:number-columns-repeated="996"/>
        </table:table-row>
        <table:table-row table:style-name="ro2" table:number-rows-repeated="12">
          <table:table-cell table:style-name="ce5"/>
          <table:table-cell table:style-name="ce42"/>
          <table:table-cell table:style-name="ce44"/>
          <table:table-cell table:style-name="ce45"/>
          <table:table-cell table:style-name="ce5" table:number-columns-repeated="5"/>
          <table:table-cell table:style-name="ce18" table:number-columns-repeated="4"/>
          <table:table-cell table:style-name="ce5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2" table:number-rows-repeated="932">
          <table:table-cell table:style-name="ce5" table:number-columns-repeated="9"/>
          <table:table-cell table:style-name="ce18" table:number-columns-repeated="4"/>
          <table:table-cell table:style-name="ce5"/>
          <table:table-cell table:style-name="ce20" table:number-columns-repeated="13"/>
          <table:table-cell table:style-name="ce5"/>
          <table:table-cell table:number-columns-repeated="996"/>
        </table:table-row>
        <table:table-row table:style-name="ro4" table:number-rows-repeated="10475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et Assets" table:style-name="ta2">
        <office:forms form:automatic-focus="false" form:apply-design-mode="false"/>
        <table:table-column table:style-name="co9" table:number-columns-repeated="1024" table:default-cell-style-name="Default"/>
        <table:table-row table:style-name="ro5">
          <table:table-cell>
            <draw:frame table:end-cell-address="'Net Assets'.O39" table:end-x="0.2287in" table:end-y="0.1087in" draw:z-index="0" draw:name="Chart 1" draw:style-name="gr1" draw:text-style-name="P1" svg:width="9.4161in" svg:height="6.8642in" svg:x="0in" svg:y="0in">
              <draw:object draw:notify-on-update-of-ranges="'RSEA Consolidated Financial Position'.B1:'RSEA Consolidated Financial Position'.N1 'RSEA Consolidated Financial Position'.B1:'RSEA Consolidated Financial Position'.N1 'RSEA Consolidated Financial Position'.B45:'RSEA Consolidated Financial Position'.N4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text>$</number:text>
      <number:number number:decimal-places="0" number:min-decimal-places="0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9839in" fo:margin-bottom="0.9839in" fo:margin-left="0.748in" fo:margin-right="0.748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8:00:46.725729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Consolidated_20_Financial_20_Position" style:display-name="PageStyle_RSEA Consolidated Financial Posi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t_20_Assets" style:display-name="PageStyle_Net Asse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09-28T19:31:54.359295988</dc:date>
    <meta:editing-duration>PT27M42S</meta:editing-duration>
    <meta:editing-cycles>1</meta:editing-cycles>
    <meta:document-statistic meta:table-count="2" meta:cell-count="39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5">
      <number:text>$</number:text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13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135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7" style:family="chart" style:data-style-name="N135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row-mapping="0" chart:style-name="ch1">
        <chart:plot-area chart:style-name="ch2" table:cell-range-address="'RSEA Consolidated Financial Position'.B1:'RSEA Consolidated Financial Position'.N1 'RSEA Consolidated Financial Position'.B45:'RSEA Consolidated Financial Position'.N45" chart:data-source-has-labels="row" svg:x="0.478cm" svg:y="0.348cm" svg:width="22.962cm" svg:height="16.74cm">
          <chart:coordinate-region svg:x="2.489cm" svg:y="0.541cm" svg:width="20.567cm" svg:height="16.065cm"/>
          <chart:axis chart:dimension="x" chart:name="primary-x" chart:style-name="ch3" chartooo:axis-type="text">
            <chart:categories table:cell-range-address="'RSEA Consolidated Financial Position'.B1:'RSEA Consolidated Financial Position'.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SEA Consolidated Financial Position'.B1:'RSEA Consolidated Financial Position'.N1" chart:class="chart:line">
            <chart:data-point chart:repeated="13"/>
          </chart:series>
          <chart:series chart:style-name="ch7" chart:values-cell-range-address="'RSEA Consolidated Financial Position'.B45:'RSEA Consolidated Financial Position'.N45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'RSEA Consolidated Financial Position'.B1:'RSEA Consolidated Financial Position'.N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10">
                <text:p>2010</text:p>
                <draw:g>
                  <svg:desc>'RSEA Consolidated Financial Position'.B1:'RSEA Consolidated Financial Position'.N1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2218964">
                <text:p>2218964</text:p>
                <draw:g>
                  <svg:desc>'RSEA Consolidated Financial Position'.B45:'RSEA Consolidated Financial Position'.N45</svg:desc>
                </draw:g>
              </table:table-cell>
              <table:table-cell office:value-type="float" office:value="9212140">
                <text:p>9212140</text:p>
              </table:table-cell>
              <table:table-cell office:value-type="float" office:value="11933099">
                <text:p>11933099</text:p>
              </table:table-cell>
              <table:table-cell office:value-type="float" office:value="15881210">
                <text:p>15881210</text:p>
              </table:table-cell>
              <table:table-cell office:value-type="float" office:value="13356528">
                <text:p>13356528</text:p>
              </table:table-cell>
              <table:table-cell office:value-type="float" office:value="10562747">
                <text:p>10562747</text:p>
              </table:table-cell>
              <table:table-cell office:value-type="float" office:value="16931464">
                <text:p>16931464</text:p>
              </table:table-cell>
              <table:table-cell office:value-type="float" office:value="17536163">
                <text:p>17536163</text:p>
              </table:table-cell>
              <table:table-cell office:value-type="float" office:value="21870736">
                <text:p>21870736</text:p>
              </table:table-cell>
              <table:table-cell office:value-type="float" office:value="24084572">
                <text:p>24084572</text:p>
              </table:table-cell>
              <table:table-cell office:value-type="float" office:value="24617294">
                <text:p>24617294</text:p>
              </table:table-cell>
              <table:table-cell office:value-type="float" office:value="38231318">
                <text:p>38231318</text:p>
              </table:table-cell>
              <table:table-cell office:value-type="float" office:value="33442645">
                <text:p>33442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